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ght Pointing Arrow</text:h>
      <text:list xml:id="list1271673994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00:51</meta:creation-date>
    <meta:document-statistic meta:table-count="0" meta:image-count="0" meta:object-count="0" meta:page-count="1" meta:paragraph-count="4" meta:word-count="11" meta:character-count="43"/>
    <dc:date>2009-06-23T15:04:00</dc:date>
    <dc:creator>Vincent Spiewak</dc:creator>
    <meta:editing-duration>PT00H01M51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